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Playfair Display" svg:font-family="'Playfair Display'"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Playfair Display1" svg:font-family="'Playfair Display'"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P4" style:family="paragraph" style:parent-style-name="Standard">
      <style:paragraph-properties fo:margin-left="0in" fo:margin-right="0in" fo:margin-top="0in" fo:margin-bottom="0in" loext:contextual-spacing="false" fo:text-indent="0.5in" style:auto-text-indent="false"/>
    </style:style>
    <style:style style:name="P5" style:family="paragraph" style:parent-style-name="Standard">
      <style:paragraph-properties fo:margin-left="0.5in" fo:margin-right="0in" fo:margin-top="0in" fo:margin-bottom="0in" loext:contextual-spacing="false" fo:text-indent="0in" style:auto-text-indent="false"/>
    </style:style>
    <style:style style:name="P6" style:family="paragraph" style:parent-style-name="Standard">
      <style:paragraph-properties fo:margin-left="0in" fo:margin-right="0in" fo:margin-top="0in" fo:margin-bottom="0in" loext:contextual-spacing="false" fo:text-indent="0in" style:auto-text-indent="false"/>
    </style:style>
    <style:style style:name="P7" style:family="paragraph" style:parent-style-name="Standard" style:list-style-name="WWNum1">
      <style:paragraph-properties fo:margin-left="0.5in" fo:margin-right="0in" fo:margin-top="0in" fo:margin-bottom="0in" loext:contextual-spacing="true" fo:text-indent="-0.25in" style:auto-text-indent="false"/>
    </style:style>
    <style:style style:name="P8" style:family="paragraph" style:parent-style-name="Standard" style:list-style-name="WWNum1">
      <style:paragraph-properties fo:margin-left="1in" fo:margin-right="0in" fo:margin-top="0in" fo:margin-bottom="0in" loext:contextual-spacing="true" fo:text-indent="-0.25in" style:auto-text-indent="false"/>
    </style:style>
    <style:style style:name="T1" style:family="text">
      <style:text-properties style:font-name="Playfair Display" fo:font-size="12pt" style:font-name-asian="Playfair Display1" style:font-size-asian="12pt" style:font-name-complex="Playfair Display1" style:font-size-complex="12pt"/>
    </style:style>
    <style:style style:name="T2" style:family="text">
      <style:text-properties style:font-name="Playfair Display" fo:font-size="12pt" fo:font-style="italic" style:font-name-asian="Playfair Display1" style:font-size-asian="12pt" style:font-style-asian="italic" style:font-name-complex="Playfair Display1" style:font-size-complex="12pt"/>
    </style:style>
    <style:style style:name="T3" style:family="text">
      <style:text-properties style:font-name="Playfair Display" fo:font-size="12pt" style:text-underline-style="none" style:font-name-asian="Playfair Display1" style:font-size-asian="12pt" style:font-name-complex="Playfair Display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 Description of the Final Fantasty Network Protocol</text:span></text:p>
      <text:p text:style-name="P2"><text:span text:style-name="T1">((THIS IS NOT FINAL. THIS IS JUST THE IDEAL))</text:span></text:p>
      <text:p text:style-name="P1"/>
      <text:p text:style-name="P1"><text:span text:style-name="T2">Overview:</text:span></text:p>
      <text:p text:style-name="P1"/>
      <text:p text:style-name="P1"><text:span text:style-name="T1"><text:s text:c="3"/><text:tab/>Due to the nature of the game, it does not make much sense for <text:s/>Final Fantasty to implement a real time networking protocol. <text:s/>For the majority of the game the players do not interact directly with each other, thus the only things that will need to be communicated between the two clients is the judges used as well as the player's creations at the end of the game. Below I will provide a specification for what information will need to be carried over the network both at the beginning and end of the game as well as some thoughts on how we might go about implementing the protocol.</text:span></text:p>
      <text:p text:style-name="P1"/>
      <text:p text:style-name="P1"/>
      <text:p text:style-name="P1"><text:span text:style-name="T2">Game Hosting:</text:span></text:p>
      <text:p text:style-name="P1"/>
      <text:p text:style-name="P1"><text:span text:style-name="T2"><text:tab/></text:span><text:span text:style-name="T1">While a server-client architecture is not a perfect solution given the nature of the game, it will provide some usefulness in the process of matchmaking. I envision the matchmaking for Final Fantasty to work akin to the LAN lobbies of old. A player who desires to play will create a game. This player will henceforth be referred to as Player One. His copy of the game would then broadcast a message over the Local Area Network advertising the name of his game as well as who the host is. </text:span></text:p>
      <text:p text:style-name="P1"/>
      <text:p text:style-name="P4"><text:span text:style-name="T1">Enter Player 2. Player 2 will also looking to play Final Fantasty and they will scan through the list of already created games. Should they fancy a match with Player One they will click join on Player One’s game. At this time a message will be sent from Player 2’s machine to Player One advertising that Player 2 wants to join. Player One will have 5 seconds to either accept or deny the match (refusal to act is acceptance). At this time, the game will go into the “Game Start Phase”</text:span></text:p>
      <text:p text:style-name="P1"/>
      <text:p text:style-name="P1"/>
      <text:p text:style-name="P4"><text:span text:style-name="T2">Note: Unity Provides some facilities that are similar to this. I (Rocky) will have to investigate whether it ties the player into the “official” Unity Networking API. Additionally I will make sure that said API can handle the kind of communication we need to do. It seems largely made with real time connections</text:span></text:p>
      <text:p text:style-name="P4"/>
      <text:p text:style-name="P4"/>
      <text:p text:style-name="P4"/>
      <text:p text:style-name="P1"><text:span text:style-name="T2">Game Start:</text:span></text:p>
      <text:p text:style-name="P5"/>
      <text:p text:style-name="P4"><text:span text:style-name="T1">Here, Player One, being the host, is supposed to generate the list of the three judges that will be used for the game and then send that list to the to Player Two. It will also be the job of Player One to send the “pistol” signal which signals the start of the game. From this point until the end of the game the two players need not communicate directly.</text:span></text:p>
      <text:p text:style-name="P4"/>
      <text:p text:style-name="P6"/>
      <text:p text:style-name="P6"><text:span text:style-name="T2">Game Finish</text:span></text:p>
      <text:p text:style-name="P6"><text:soft-page-break/></text:p>
      <text:p text:style-name="P6"><text:span text:style-name="T2"><text:tab/></text:span><text:span text:style-name="T1">Once the game has finished, the following information will need to be sent between Players One and Two. <text:line-break/></text:span></text:p>
      <text:list xml:id="list1475102387918785416" text:style-name="WWNum1">
        <text:list-item>
          <text:p text:style-name="P7"><text:span text:style-name="T1">Player Submission</text:span></text:p>
          <text:list>
            <text:list-item>
              <text:p text:style-name="P8"><text:span text:style-name="T1">This is essentially information regarding the meal the player has created. It’s name, picture and stats. This should contain enough information for the card to be reconstructed (sprite wise) and for the judging algorithm to evaluate the submission</text:span></text:p>
            </text:list-item>
          </text:list>
        </text:list-item>
        <text:list-item>
          <text:p text:style-name="P7"><text:span text:style-name="T1">Opposition Modifiers</text:span></text:p>
          <text:list>
            <text:list-item>
              <text:p text:style-name="P8"><text:span text:style-name="T1">This is likely to be a simple array which communicates the negative modifiers to be applied to one’s own card that may arise as the result of mechanics like Overpowering Flavour.</text:span></text:p>
            </text:list-item>
          </text:list>
        </text:list-item>
      </text:list>
      <text:p text:style-name="P1"/>
      <text:p text:style-name="P1"><text:span text:style-name="T1">Once this information is sent between the two players there is no need for any additional communication. Judging and the proclamation of someone being the winner or loser will all happen on the local machine. It is likely that along with the player submission and opposition modifiers a sign off will be sent as well that will formally close communication. </text:span></text:p>
      <text:p text:style-name="P1"/>
      <text:p text:style-name="P1"/>
      <text:p text:style-name="P1"><text:span text:style-name="T2">Thoughts on Protocol Design</text:span></text:p>
      <text:p text:style-name="P1"/>
      <text:p text:style-name="P1"><text:span text:style-name="T2"><text:tab/></text:span><text:span text:style-name="T1">Despite my (Rocky’s) noted preference for and experience with UDP packets, I think that it will be preferable to use TCP packets. The direct competitive nature of this game means that a dropped connection and failure to send/receive packets will result in the game being rendered unplayable. So in addition to the communications described above there will be the additional overhead which accompanies any TCP based commun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Playfair Display" svg:font-family="'Playfair Display'"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Playfair Display" fo:font-family="'Playfair Display'" style:font-family-generic="roman" style:font-pitch="variable" fo:font-size="12pt" style:text-underline-style="none"/>
    </style:style>
    <style:style style:name="ListLabel_20_2" style:display-name="ListLabel 2" style:family="text">
      <style:text-properties style:font-name="Playfair Display" fo:font-family="'Playfair Display'" style:font-family-generic="roman" style:font-pitch="variable"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9" meta:word-count="661" meta:character-count="3756" meta:non-whitespace-character-count="3105"/>
    <meta:generator>LibreOfficeDev/5.1.0.3$Linux_X86_64 LibreOffice_project/</meta:generator>
  </office:meta>
</office:document-meta>
</file>